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ua-3817">
            <text:p>Tua-3817</text:p>
          </table:table-cell>
          <table:table-cell office:value-type="float" office:value="59.6355">
            <text:p>59.6355</text:p>
          </table:table-cell>
          <table:table-cell office:value-type="float" office:value="5.23">
            <text:p>5.23</text:p>
          </table:table-cell>
          <table:table-cell office:value-type="float" office:value="12115.0">
            <text:p>12115.0</text:p>
          </table:table-cell>
          <table:table-cell office:value-type="float" office:value="80.0">
            <text:p>80.0</text:p>
          </table:table-cell>
          <table:table-cell office:value-type="string" office:value="salix herbacea leaves">
            <text:p>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1.65">
            <text:p>51.65</text:p>
          </table:table-cell>
          <table:table-cell office:value-type="float" office:value="0.35">
            <text:p>0.35</text:p>
          </table:table-cell>
          <table:table-cell office:value-type="float" office:value="0.35444741160973936">
            <text:p>0.35444741160973936</text:p>
          </table:table-cell>
          <table:table-cell office:value-type="string" office:value="Karlsen2009,CreelEtal2022">
            <text:p>Karlsen2009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ua-4130">
            <text:p>Tua-4130</text:p>
          </table:table-cell>
          <table:table-cell office:value-type="float" office:value="59.6355">
            <text:p>59.6355</text:p>
          </table:table-cell>
          <table:table-cell office:value-type="float" office:value="5.23">
            <text:p>5.23</text:p>
          </table:table-cell>
          <table:table-cell office:value-type="float" office:value="12115.0">
            <text:p>12115.0</text:p>
          </table:table-cell>
          <table:table-cell office:value-type="float" office:value="80.0">
            <text:p>80.0</text:p>
          </table:table-cell>
          <table:table-cell office:value-type="string" office:value="Dryas leaves salix leaves twigs empetrum seed">
            <text:p>Dryas leaves salix leaves twigs empetrum se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1.65">
            <text:p>51.65</text:p>
          </table:table-cell>
          <table:table-cell office:value-type="float" office:value="0.35">
            <text:p>0.35</text:p>
          </table:table-cell>
          <table:table-cell office:value-type="float" office:value="0.35444741160973936">
            <text:p>0.35444741160973936</text:p>
          </table:table-cell>
          <table:table-cell office:value-type="string" office:value="Karlsen2009,CreelEtal2022">
            <text:p>Karlsen2009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76B">
            <text:p>T-2776B</text:p>
          </table:table-cell>
          <table:table-cell office:value-type="float" office:value="59.6114">
            <text:p>59.6114</text:p>
          </table:table-cell>
          <table:table-cell office:value-type="float" office:value="5.22">
            <text:p>5.22</text:p>
          </table:table-cell>
          <table:table-cell office:value-type="float" office:value="9800.0">
            <text:p>980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6.12">
            <text:p>16.12</text:p>
          </table:table-cell>
          <table:table-cell office:value-type="float" office:value="1.27">
            <text:p>1.27</text:p>
          </table:table-cell>
          <table:table-cell office:value-type="float" office:value="1.2742149668600544">
            <text:p>1.2742149668600544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Ua-4423">
            <text:p>TUa-4423</text:p>
          </table:table-cell>
          <table:table-cell office:value-type="float" office:value="59.8416">
            <text:p>59.8416</text:p>
          </table:table-cell>
          <table:table-cell office:value-type="float" office:value="5.36">
            <text:p>5.36</text:p>
          </table:table-cell>
          <table:table-cell office:value-type="float" office:value="12160.0">
            <text:p>12160.0</text:p>
          </table:table-cell>
          <table:table-cell office:value-type="float" office:value="125.0">
            <text:p>125.0</text:p>
          </table:table-cell>
          <table:table-cell office:value-type="string" office:value="salix herbacea leaves">
            <text:p>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0.63">
            <text:p>40.63</text:p>
          </table:table-cell>
          <table:table-cell office:value-type="float" office:value="0.36">
            <text:p>0.36</text:p>
          </table:table-cell>
          <table:table-cell office:value-type="float" office:value="0.3584814167536485">
            <text:p>0.3584814167536485</text:p>
          </table:table-cell>
          <table:table-cell office:value-type="string" office:value="Karlsen2009,CreelEtal2022">
            <text:p>Karlsen2009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78A">
            <text:p>T-2778A</text:p>
          </table:table-cell>
          <table:table-cell office:value-type="float" office:value="59.6071">
            <text:p>59.6071</text:p>
          </table:table-cell>
          <table:table-cell office:value-type="float" office:value="5.24">
            <text:p>5.24</text:p>
          </table:table-cell>
          <table:table-cell office:value-type="float" office:value="9090.0">
            <text:p>909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2">
            <text:p>4.92</text:p>
          </table:table-cell>
          <table:table-cell office:value-type="float" office:value="1.19">
            <text:p>1.19</text:p>
          </table:table-cell>
          <table:table-cell office:value-type="float" office:value="1.1936146671290127">
            <text:p>1.1936146671290127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79A">
            <text:p>T-2779A</text:p>
          </table:table-cell>
          <table:table-cell office:value-type="float" office:value="59.6071">
            <text:p>59.6071</text:p>
          </table:table-cell>
          <table:table-cell office:value-type="float" office:value="5.24">
            <text:p>5.24</text:p>
          </table:table-cell>
          <table:table-cell office:value-type="float" office:value="8670.0">
            <text:p>867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2">
            <text:p>4.92</text:p>
          </table:table-cell>
          <table:table-cell office:value-type="float" office:value="1.19">
            <text:p>1.19</text:p>
          </table:table-cell>
          <table:table-cell office:value-type="float" office:value="1.1936146671290127">
            <text:p>1.1936146671290127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80A">
            <text:p>T-2780A</text:p>
          </table:table-cell>
          <table:table-cell office:value-type="float" office:value="59.6024">
            <text:p>59.6024</text:p>
          </table:table-cell>
          <table:table-cell office:value-type="float" office:value="5.2">
            <text:p>5.2</text:p>
          </table:table-cell>
          <table:table-cell office:value-type="float" office:value="5370.0">
            <text:p>537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02">
            <text:p>8.02</text:p>
          </table:table-cell>
          <table:table-cell office:value-type="float" office:value="1.21">
            <text:p>1.21</text:p>
          </table:table-cell>
          <table:table-cell office:value-type="float" office:value="1.2061948188103853">
            <text:p>1.20619481881038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Ua-4132">
            <text:p>TUa-4132</text:p>
          </table:table-cell>
          <table:table-cell office:value-type="float" office:value="59.8416">
            <text:p>59.8416</text:p>
          </table:table-cell>
          <table:table-cell office:value-type="float" office:value="5.36">
            <text:p>5.36</text:p>
          </table:table-cell>
          <table:table-cell office:value-type="float" office:value="12160.0">
            <text:p>12160.0</text:p>
          </table:table-cell>
          <table:table-cell office:value-type="float" office:value="125.0">
            <text:p>125.0</text:p>
          </table:table-cell>
          <table:table-cell office:value-type="string" office:value="salix herbacea leaves">
            <text:p>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0.63">
            <text:p>40.63</text:p>
          </table:table-cell>
          <table:table-cell office:value-type="float" office:value="0.36">
            <text:p>0.36</text:p>
          </table:table-cell>
          <table:table-cell office:value-type="float" office:value="0.3584814167536485">
            <text:p>0.3584814167536485</text:p>
          </table:table-cell>
          <table:table-cell office:value-type="string" office:value="Karlsen2009,CreelEtal2022">
            <text:p>Karlsen2009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1371">
            <text:p>T-1371</text:p>
          </table:table-cell>
          <table:table-cell office:value-type="float" office:value="59.895529">
            <text:p>59.895529</text:p>
          </table:table-cell>
          <table:table-cell office:value-type="float" office:value="5.514681">
            <text:p>5.514681</text:p>
          </table:table-cell>
          <table:table-cell office:value-type="float" office:value="10600.0">
            <text:p>10600.0</text:p>
          </table:table-cell>
          <table:table-cell office:value-type="float" office:value="140.0">
            <text:p>140.0</text:p>
          </table:table-cell>
          <table:table-cell office:value-type="string" office:value="mya truncata hiatella arctica">
            <text:p>mya truncata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2.24">
            <text:p>2.24</text:p>
          </table:table-cell>
          <table:table-cell office:value-type="float" office:value="2.2446773583839277">
            <text:p>2.2446773583839277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370">
            <text:p>T-370</text:p>
          </table:table-cell>
          <table:table-cell office:value-type="float" office:value="59.766666666666666">
            <text:p>59.766666666666666</text:p>
          </table:table-cell>
          <table:table-cell office:value-type="float" office:value="5.483333333333333">
            <text:p>5.483333333333333</text:p>
          </table:table-cell>
          <table:table-cell office:value-type="float" office:value="4090.0">
            <text:p>4090.0</text:p>
          </table:table-cell>
          <table:table-cell office:value-type="float" office:value="150.0">
            <text:p>150.0</text:p>
          </table:table-cell>
          <table:table-cell office:value-type="string" office:value="diatomaceous mud; cladium mariscus pollen i.e. sedge and oak pollen">
            <text:p>diatomaceous mud; cladium mariscus pollen i.e. sedge and oak pollen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5.74">
            <text:p>35.74</text:p>
          </table:table-cell>
          <table:table-cell office:value-type="float" office:value="1.33">
            <text:p>1.33</text:p>
          </table:table-cell>
          <table:table-cell office:value-type="float" office:value="1.3313940328547509">
            <text:p>1.3313940328547509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77A">
            <text:p>T-2777A</text:p>
          </table:table-cell>
          <table:table-cell office:value-type="float" office:value="59.6024">
            <text:p>59.6024</text:p>
          </table:table-cell>
          <table:table-cell office:value-type="float" office:value="5.2">
            <text:p>5.2</text:p>
          </table:table-cell>
          <table:table-cell office:value-type="float" office:value="9410.0">
            <text:p>941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02">
            <text:p>8.02</text:p>
          </table:table-cell>
          <table:table-cell office:value-type="float" office:value="1.21">
            <text:p>1.21</text:p>
          </table:table-cell>
          <table:table-cell office:value-type="float" office:value="1.2061948188103853">
            <text:p>1.20619481881038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81A">
            <text:p>T-2781A</text:p>
          </table:table-cell>
          <table:table-cell office:value-type="float" office:value="59.6071">
            <text:p>59.6071</text:p>
          </table:table-cell>
          <table:table-cell office:value-type="float" office:value="5.24">
            <text:p>5.24</text:p>
          </table:table-cell>
          <table:table-cell office:value-type="float" office:value="2630.0">
            <text:p>263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2">
            <text:p>4.92</text:p>
          </table:table-cell>
          <table:table-cell office:value-type="float" office:value="1.19">
            <text:p>1.19</text:p>
          </table:table-cell>
          <table:table-cell office:value-type="float" office:value="1.1936146671290127">
            <text:p>1.1936146671290127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50">
            <text:p>LuS-5950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2405.0">
            <text:p>12405.0</text:p>
          </table:table-cell>
          <table:table-cell office:value-type="float" office:value="70.0">
            <text:p>70.0</text:p>
          </table:table-cell>
          <table:table-cell office:value-type="string" office:value="Fragments of Mytilus edulis">
            <text:p>Fragments of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39">
            <text:p>LuS-5939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9905.0">
            <text:p>9905.0</text:p>
          </table:table-cell>
          <table:table-cell office:value-type="float" office:value="100.0">
            <text:p>100.0</text:p>
          </table:table-cell>
          <table:table-cell office:value-type="string" office:value="Twig. Fruit (Betula). Catkin scale">
            <text:p>Twig. Fruit (Betula). Catkin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37">
            <text:p>LuS-5937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9520.0">
            <text:p>9520.0</text:p>
          </table:table-cell>
          <table:table-cell office:value-type="float" office:value="60.0">
            <text:p>60.0</text:p>
          </table:table-cell>
          <table:table-cell office:value-type="string" office:value="Twig. Fruit (Betula). Catkin scale. Mosses (Racomitrium)">
            <text:p>Twig. Fruit (Betula). Catkin scale. Mosses (Racomitri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6.73">
            <text:p>46.73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38">
            <text:p>LuS-5938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9950.0">
            <text:p>9950.0</text:p>
          </table:table-cell>
          <table:table-cell office:value-type="float" office:value="400.0">
            <text:p>400.0</text:p>
          </table:table-cell>
          <table:table-cell office:value-type="string" office:value="Mosses (Polytricum, Racomitrium). Leaf fragments.">
            <text:p>Mosses (Polytricum, Racomitrium). Leaf fragments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7.02">
            <text:p>47.02</text:p>
          </table:table-cell>
          <table:table-cell office:value-type="float" office:value="0.41">
            <text:p>0.41</text:p>
          </table:table-cell>
          <table:table-cell office:value-type="float" office:value="0.40621937786920875">
            <text:p>0.40621937786920875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0">
            <text:p>LuS-5940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0120.0">
            <text:p>10120.0</text:p>
          </table:table-cell>
          <table:table-cell office:value-type="float" office:value="60.0">
            <text:p>60.0</text:p>
          </table:table-cell>
          <table:table-cell office:value-type="string" office:value="Mosses (Racomitrium).">
            <text:p>Mosses (Racomitrium)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1">
            <text:p>LuS-5941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9865.0">
            <text:p>9865.0</text:p>
          </table:table-cell>
          <table:table-cell office:value-type="float" office:value="70.0">
            <text:p>70.0</text:p>
          </table:table-cell>
          <table:table-cell office:value-type="string" office:value="Mosses (Racomitrium). Leaf ragments. Catcin scale.">
            <text:p>Mosses (Racomitrium). Leaf ragments. Catcin scale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3">
            <text:p>LuS-5943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0560.0">
            <text:p>10560.0</text:p>
          </table:table-cell>
          <table:table-cell office:value-type="float" office:value="60.0">
            <text:p>60.0</text:p>
          </table:table-cell>
          <table:table-cell office:value-type="string" office:value="Leaf fragments (Salix herbacea) Mosses">
            <text:p>Leaf fragments (Salix herbacea)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4">
            <text:p>LuS-5944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0645.0">
            <text:p>10645.0</text:p>
          </table:table-cell>
          <table:table-cell office:value-type="float" office:value="100.0">
            <text:p>100.0</text:p>
          </table:table-cell>
          <table:table-cell office:value-type="string" office:value="Leaf fragments (Salix herbacea) Mosses (Polytricum, Racomitrium)">
            <text:p>Leaf fragments (Salix herbacea) Mosses (Polytricum, Racomitri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5">
            <text:p>LuS-5945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0750.0">
            <text:p>10750.0</text:p>
          </table:table-cell>
          <table:table-cell office:value-type="float" office:value="70.0">
            <text:p>70.0</text:p>
          </table:table-cell>
          <table:table-cell office:value-type="string" office:value="Leaf fragments. Mosses (Polytricum)">
            <text:p>Leaf fragments. Mosses (Polytric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6">
            <text:p>LuS-5946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1195.0">
            <text:p>11195.0</text:p>
          </table:table-cell>
          <table:table-cell office:value-type="float" office:value="160.0">
            <text:p>160.0</text:p>
          </table:table-cell>
          <table:table-cell office:value-type="string" office:value="Leaf fragments (Salix herbacea, S. polaris) Twig. Bud scale">
            <text:p>Leaf fragments (Salix herbacea, S. polaris) Twig. Bud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8">
            <text:p>LuS-5948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1485.0">
            <text:p>11485.0</text:p>
          </table:table-cell>
          <table:table-cell office:value-type="float" office:value="80.0">
            <text:p>80.0</text:p>
          </table:table-cell>
          <table:table-cell office:value-type="string" office:value="Fragments of Mytilus edulis">
            <text:p>Fragments of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9">
            <text:p>LuS-5949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1990.0">
            <text:p>11990.0</text:p>
          </table:table-cell>
          <table:table-cell office:value-type="float" office:value="70.0">
            <text:p>70.0</text:p>
          </table:table-cell>
          <table:table-cell office:value-type="string" office:value="Fragments of Mytilus edulis">
            <text:p>Fragments of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